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T18" style:parent-style-name="Hypertextovýodkaz" style:family="text">
      <style:text-properties fo:font-size="9pt" style:font-size-asian="9pt"/>
    </style:style>
    <style:style style:name="T19" style:parent-style-name="Hypertextovýodkaz" style:family="text">
      <style:text-properties fo:font-size="9pt" style:font-size-asian="9pt"/>
    </style:style>
    <style:style style:name="T20" style:parent-style-name="Hypertextovýodkaz" style:family="text">
      <style:text-properties fo:font-size="9pt" style:font-size-asian="9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53/2021<text:bookmark-end text:name="Text14"/></text:p>
            <text:p text:style-name="Normální">KVOP-31362/2021<text:bookmark-end text:name="Text2"/></text:p>
            <text:p text:style-name="Normální"><text:bookmark-start text:name="Text6"/>20. 07. 2021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E. B.</text:p>
            <text:p text:style-name="Normální"/>
            <text:p text:style-name="Normální"/>
            <text:p text:style-name="Normální"/>
            <text:p text:style-name="P17">e-mail:<text:s/></text:p>
            <text:p text:style-name="Normální"/>
            <text:p text:style-name="Normální"/>
          </table:table-cell>
        </table:table-row>
      </table:table>
      <text:h text:style-name="Nadpis1" text:outline-level="1">Oznámení o odložení žádosti o poskytnutí informace podle zákona č. 106/1999 Sb., o svobodném přístupu k informacím, ve znění pozdějších předpisů</text:h>
      <text:p text:style-name="Základnítext"/>
      <text:p text:style-name="Základnítext">Vážený pane B.,</text:p>
      <text:p text:style-name="Základnítext">oznamuji Vám, že podle § 14 odst. 5 písm. c) zákona<text:s/>č. 106/1999 Sb.,<text:s/>o svobodném přístupu<text:s/>k informacím,<text:s/>ve znění pozdějších předpisů, Vaši žádost<text:s/>ze dne<text:s/>16. 7. 2021<text:s/>odkládám, neboť požadované informace se nevztahují<text:s/>k působnosti veřejného ochránce práv. Bližší důvody<text:s/>pro odložení jsou následující.</text:p>
      <text:p text:style-name="Základnítext">Požádal jste o <text:span text:style-name="Zdůraznění">vyjádření s</text:span><text:span text:style-name="Zdůraznění">právnosti postupu města R</text:span><text:span text:style-name="Zdůraznění">, když se připojilo</text:span><text:span text:style-name="Zdůraznění"><text:s/>k </text:span><text:span text:style-name="Zdůraznění">výzvě</text:span><text:span text:style-name="Zdůraznění"><text:s/>č. </text:span><text:span text:style-name="Zdůraznění">12/2019</text:span><text:span text:style-name="Zdůraznění"><text:s/>k </text:span><text:span text:style-name="Zdůraznění">předkládání žádosti</text:span><text:span text:style-name="Zdůraznění"><text:s/>o </text:span><text:span text:style-name="Zdůraznění">poskytnutí podpory</text:span><text:span text:style-name="Zdůraznění"><text:s/>v </text:span><text:span text:style-name="Zdůraznění">rámci Životního prostředí domovních čističek, vyhlásilo výzvu</text:span><text:span text:style-name="Zdůraznění"><text:s/>k </text:span><text:span text:style-name="Zdůraznění">předběžnému projektu</text:span><text:span text:style-name="Zdůraznění"><text:s/>a </text:span><text:span text:style-name="Zdůraznění">občané mohli předběžné žádosti podávat</text:span><text:span text:style-name="Zdůraznění"><text:s/>do </text:span><text:span text:style-name="Zdůraznění">16. 9. 2019.</text:span><text:span text:style-name="Zdůraznění"><text:s/>Na </text:span><text:span text:style-name="Zdůraznění">základě podaných žádostí město určilo závazně, které ji mi vyhlášené lokality splnily</text:span><text:span text:style-name="Zdůraznění"><text:s/>a </text:span><text:span text:style-name="Zdůraznění">které ne. To vše bez řádného vyvěšení</text:span><text:span text:style-name="Zdůraznění"><text:s/>na </text:span><text:span text:style-name="Zdůraznění">úřední desce (pouze</text:span><text:span text:style-name="Zdůraznění"><text:s/>v </text:span><text:span text:style-name="Zdůraznění">místním zpravodaji).<text:s/></text:span>Tážete se,<text:span text:style-name="Zdůraznění"><text:s/>zda oznámení pouze</text:span><text:span text:style-name="Zdůraznění"><text:s/>ve </text:span><text:span text:style-name="Zdůraznění">zpravodaji je</text:span><text:span text:style-name="Zdůraznění"><text:s/>pro </text:span><text:span text:style-name="Zdůraznění">občany nějak závazné (podle zjištění někteří občané zpravodaj nečtou)</text:span><text:span text:style-name="Zdůraznění"><text:s/>a zda je<text:s/></text:span><text:span text:style-name="Zdůraznění">vyhlášení vybraných lokalit tímto způsobem správné.</text:span></text:p>
      <text:p text:style-name="Základnítext">Veřejný ochránce práv působí k ochraně osob před nezákonným či jinak nesprávným jednáním správních úřadů.<text:span text:style-name="Značkapozn.podčarou"><text:note text:note-class="footnote" text:id="_ftn0"><text:note-citation>1</text:note-citation><text:note-body><text:p text:style-name="Textpozn.podčarou"><text:s/>Dle zákona č. 349/1999 Sb., o veřejném ochránci práv, ve znění pozdějších předpisů.</text:p></text:note-body></text:note></text:span></text:p>
      <text:p text:style-name="Základnítext">Působnost<text:s/>ochránce práv<text:s/>se vztahuje<text:s/>na orgány územních samosprávných celků (tj. obcí, měst a krajů) pouze<text:s/>v rozsahu,<text:s/>v jakém vykonávají tzv. přenesenou působnost – tedy státní správu<text:s/>(například rozhodují<text:s/>o přestupcích, rozhodují jako silniční správní úřad, stavební úřad či jako správce místního<text:s/>poplatku).</text:p>
      <text:p text:style-name="Základnítext">Ochránce<text:s/>naopak není oprávněn zasahovat<text:s/>do samosprávy.<text:span text:style-name="Značkapozn.podčarou"><text:note text:note-class="footnote" text:id="_ftn1"><text:note-citation>2</text:note-citation><text:note-body><text:p text:style-name="Textpozn.podčarou"><text:s/>Srov.<text:s/>§ 1 odst. 2 zákona<text:s/>o veřejném ochránci práv.</text:p></text:note-body></text:note></text:span><text:s/>A právě při postupu, který v žádosti napadáte, město vykonávalo samostatnou působnost/samosprávu. Ochránce proto není oprávněn popsaný postup města šetřit a vyjadřovat se k němu. Jinými slovy, informace, o jejichž poskytnutí žádáte, se nevztahují k působnosti ochránce. Podrobnější<text:s/><text:soft-page-break/>informace o rozsahu působnosti ochránce ve vztahu k městům a obcím jsou uvedeny v letáku<text:s/><text:span text:style-name="Zdůraznění">Obce</text:span><text:span text:style-name="Zdůraznění">.</text:span></text:p>
      <text:p text:style-name="Základnítext">Obecně dozor nad výkonem samostatné působnosti/samosprávy provádí<text:s/>Ministerstvo vnitra<text:span text:style-name="Značkapozn.podčarou"><text:note text:note-class="footnote" text:id="_ftn2"><text:note-citation>3</text:note-citation><text:note-body><text:p text:style-name="Textpozn.podčarou"><text:s/>Kontaktní údaje: Odbor veřejné správy, dozoru a kontroly Ministerstva vnitra, náměstí Hrdinů 3, 140 21 Praha, tel. č. 974 816 411(429), e-mail:<text:s/><text:a xlink:href="mailto:odbordk@mvcr.cz" office:target-frame-name="_top" xlink:show="replace"><text:span text:style-name="T18">odbordk@mvcr.cz</text:span></text:a>.</text:p></text:note-body></text:note></text:span><text:s/>(dále jen „ministerstvo“). Máte-li zájem, aby ministerstvo prověřilo postup města při výkonu samostatné působnosti, můžete se na něj obrátit podnětem, který ministerstvo, shledá-li to důvodným, prověří.</text:p>
      <text:p text:style-name="Základnítext">Žádost o informace dle zákona o svobodném přístupu k informacím, může vést pouze k poskytnutí již existujících (nikoliv budoucích) informací, které jsou zaznamenány na určitém nosiči (v listinné podobě, elektronicky). To znamená, že žádost o informace neslouží k vytváření informací nových, a zejména k prošetření postupu subjektu označeného v žádosti, což by v patnáctidenní lhůtě, kterou má povinný subjekt na poskytnutí informací, bylo prakticky nerealizovatelné.</text:p>
      <text:p text:style-name="Základnítext">Výzvu č. 12/2019 k předkládání žádostí o poskytnutí podpory v rámci Národního programu Životní prostředí vyhlásilo Ministerstvo životního prostředí prostřednictvím Státního fondu životního prostředí.<text:span text:style-name="Značkapozn.podčarou"><text:note text:note-class="footnote" text:id="_ftn3"><text:note-citation>4</text:note-citation><text:note-body><text:p text:style-name="Textpozn.podčarou"><text:s/>Dostupné z:<text:s/><text:a xlink:href="https://www.mzp.cz/cz/domovni_cistirny_odpadnich_vod" office:target-frame-name="_top" xlink:show="replace"><text:span text:style-name="T19">https://www.mzp.cz/cz/domovni_cistirny_odpadnich_vod</text:span></text:a>.</text:p></text:note-body></text:note></text:span></text:p>
      <text:p text:style-name="Základnítext">Jde-li o konkrétní případ, jehož se týká Vaše žádost o informace, máte-li za to, že došlo k porušení podmínek k předkládání žádostí o poskytnutí podpory, doporučuji Vám, abyste se svými výhradami seznámil Státní fond životního prostředí<text:span text:style-name="Značkapozn.podčarou"><text:note text:note-class="footnote" text:id="_ftn4"><text:note-citation>5</text:note-citation><text:note-body><text:p text:style-name="Textpozn.podčarou"><text:s/>Kontaktní údaje: Státní fond životního prostředí ČR, Olbrachtova 2006/9, 140 00 Praha 4, tel. č. 267 994 300, e-mail:<text:s/><text:a xlink:href="mailto:epodatelna@sfzp.cz" office:target-frame-name="_top" xlink:show="replace"><text:span text:style-name="T20">epodatelna@sfzp.cz</text:span></text:a>.<text:s text:c="2"/></text:p></text:note-body></text:note></text:span><text:s/>(nikoliv však formou žádosti o poskytnutí informací, jak jsem naznačil výše).</text:p>
      <text:p text:style-name="podpis"/>
      <text:p text:style-name="podpis"/>
      <text:p text:style-name="podpis"/>
      <text:p text:style-name="podpis">JUDr. Pavel Pořízek, Ph.D. v. r.</text:p>
      <text:p text:style-name="podpis">vedoucí Kanceláře veřejného ochránce práv</text:p>
      <text:p text:style-name="podpis">(elektronicky podepsáno)</text:p>
      <text:p text:style-name="podpis"/>
      <text:p text:style-name="podpis"/>
      <text:p text:style-name="podpis"/>
      <text:p text:style-name="Příloha">Přílohy</text:p>
      <text:p text:style-name="Normální">Obce</text:p>
      <text:p text:style-name="Normální">Ombudsman</text:p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4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5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text:list-style style:name="LFO4">
      <text:list-level-style-bullet text:level="1" text:style-name="WW_CharLFO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5LVL2" style:family="text">
      <style:text-properties style:font-name-complex="Times New Roman"/>
    </style:style>
    <style:style style:name="WW_CharLFO5LVL3" style:family="text">
      <style:text-properties style:font-name-complex="Times New Roman"/>
    </style:style>
    <style:style style:name="WW_CharLFO5LVL4" style:family="text">
      <style:text-properties style:font-name-complex="Times New Roman"/>
    </style:style>
    <style:style style:name="WW_CharLFO5LVL5" style:family="text">
      <style:text-properties style:font-name-complex="Times New Roman"/>
    </style:style>
    <style:style style:name="WW_CharLFO5LVL6" style:family="text">
      <style:text-properties style:font-name-complex="Times New Roman"/>
    </style:style>
    <style:style style:name="WW_CharLFO5LVL7" style:family="text">
      <style:text-properties style:font-name-complex="Times New Roman"/>
    </style:style>
    <style:style style:name="WW_CharLFO5LVL8" style:family="text">
      <style:text-properties style:font-name-complex="Times New Roman"/>
    </style:style>
    <style:style style:name="WW_CharLFO5LVL9" style:family="text">
      <style:text-properties style:font-name-complex="Times New Roman"/>
    </style:style>
    <text:list-style style:name="LFO5">
      <text:list-level-style-number text:level="1" text:style-name="WW_CharLFO5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5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5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5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5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5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5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5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5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8240" draw:style-name="a0" draw:name="obrázek 1" text:anchor-type="paragraph" svg:x="-0.02569in" svg:y="-0.04792in" svg:width="3.41667in" svg:height="0.625in" style:rel-width="scale" style:rel-height="scale"><draw:image xlink:href="media/image1.jpeg" xlink:type="simple" xlink:show="embed" xlink:actuate="onLoad"/><svg:title/><svg:desc/></draw:frame><text:span text:style-name="T11">*KVOPX00BJYB8*</text:span>*KVOPX00BJYB8*</text:p>
        <text:p text:style-name="P12"><text:span text:style-name="T13">KVOPX00BJYB8</text:span>KVOPX00BJYB8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4-11-27T10:24:00Z</meta:creation-date>
    <dc:date>2024-11-27T10:25:00Z</dc:date>
    <meta:print-date>2016-06-27T07:08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2" meta:paragraph-count="7" meta:word-count="512" meta:character-count="3528" meta:row-count="25" meta:non-whitespace-character-count="3023"/>
  </office:meta>
</office:document-meta>
</file>